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z</text:p>
          </table:table-cell>
          <table:table-cell office:value-type="string">
            <text:p>CD Av</text:p>
          </table:table-cell>
          <table:table-cell office:value-type="string">
            <text:p>CD rms</text:p>
          </table:table-cell>
          <table:table-cell office:value-type="string">
            <text:p>CL av</text:p>
          </table:table-cell>
          <table:table-cell office:value-type="string">
            <text:p>CL rm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68157">
            <text:p>2.68157</text:p>
          </table:table-cell>
          <table:table-cell office:value-type="float" office:value="0.823614">
            <text:p>0.823614</text:p>
          </table:table-cell>
          <table:table-cell office:value-type="float" office:value="-0.0801954">
            <text:p>-0.0801954</text:p>
          </table:table-cell>
          <table:table-cell office:value-type="float" office:value="1.92602">
            <text:p>1.92602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float" office:value="2.6953">
            <text:p>2.6953</text:p>
          </table:table-cell>
          <table:table-cell table:style-name="ce1" office:value-type="float" office:value="0.861143">
            <text:p>0.861143</text:p>
          </table:table-cell>
          <table:table-cell table:style-name="ce1" office:value-type="float" office:value="0.0689574">
            <text:p>0.0689574</text:p>
          </table:table-cell>
          <table:table-cell table:style-name="ce1" office:value-type="float" office:value="1.97287">
            <text:p>1.9728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number-columns-repeated="4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.68156">
            <text:p>2.68156</text:p>
          </table:table-cell>
          <table:table-cell office:value-type="float" office:value="0.823619">
            <text:p>0.823619</text:p>
          </table:table-cell>
          <table:table-cell office:value-type="float" office:value="-0.0801954">
            <text:p>-0.0801954</text:p>
          </table:table-cell>
          <table:table-cell office:value-type="float" office:value="1.92602">
            <text:p>1.92602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style-name="ce1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3/30/2013</text:date>, <text:time>00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3-17T11:13:00</meta:creation-date>
    <dc:date>2013-03-30T00:29:36</dc:date>
    <dc:creator>Yusuke Koda</dc:creator>
    <meta:editing-duration>PT16H02M53S</meta:editing-duration>
    <meta:editing-cycles>6</meta:editing-cycles>
    <meta:generator>OpenOffice.org/3.2$Unix OpenOffice.org_project/320m12$Build-9483</meta:generator>
    <meta:document-statistic meta:table-count="3" meta:cell-count="21" meta:object-count="0"/>
  </office:meta>
</office:document-meta>
</file>